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0.51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642cm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0.516cm"/>
    </style:style>
    <style:style style:name="gr6" style:family="graphic" style:parent-style-name="standard">
      <style:graphic-properties draw:textarea-horizontal-align="justify" draw:textarea-vertical-align="middle" draw:auto-grow-height="false" fo:min-height="1.782cm" fo:min-width="0.516cm"/>
    </style:style>
    <style:style style:name="gr7" style:family="graphic" style:parent-style-name="standard">
      <style:graphic-properties draw:textarea-horizontal-align="justify" draw:textarea-vertical-align="middle" draw:auto-grow-height="false" fo:min-height="2.29cm" fo:min-width="0.516cm"/>
    </style:style>
    <style:style style:name="gr8" style:family="graphic" style:parent-style-name="standard">
      <style:graphic-properties draw:textarea-horizontal-align="justify" draw:textarea-vertical-align="middle" draw:auto-grow-height="false" fo:min-height="2.544cm" fo:min-width="0.516cm"/>
    </style:style>
    <style:style style:name="gr9" style:family="graphic" style:parent-style-name="standard">
      <style:graphic-properties draw:textarea-horizontal-align="justify" draw:textarea-vertical-align="middle" draw:auto-grow-height="false" fo:min-height="3.052cm" fo:min-width="0.516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3.814cm" fo:min-width="7.882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5" style:family="graphic" style:parent-style-name="standard">
      <style:graphic-properties draw:textarea-horizontal-align="justify" draw:textarea-vertical-align="middle" draw:auto-grow-height="false" fo:min-height="1.528cm" fo:min-width="1.278cm"/>
    </style:style>
    <style:style style:name="gr16" style:family="graphic" style:parent-style-name="standard">
      <style:graphic-properties svg:stroke-color="#3465a4" draw:fill="none" draw:fill-color="#729fcf" draw:textarea-horizontal-align="justify" draw:textarea-vertical-align="middle" draw:auto-grow-height="false" fo:min-height="2.46cm" fo:min-width="2.294cm"/>
    </style:style>
    <style:style style:name="gr17" style:family="graphic" style:parent-style-name="objectwithoutfill">
      <style:graphic-properties svg:stroke-color="#000000" draw:marker-end="Arrow" draw:marker-end-width="0.3cm" draw:fill="none" draw:fill-color="#cccccc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0" style:family="graphic" style:parent-style-name="standard">
      <style:graphic-properties svg:stroke-color="#808080" draw:fill-color="#cccccc" draw:textarea-horizontal-align="justify" draw:textarea-vertical-align="middle" draw:auto-grow-height="false" fo:min-height="1.528cm" fo:min-width="1.278cm"/>
    </style:style>
    <style:style style:name="gr21" style:family="graphic" style:parent-style-name="standard">
      <style:graphic-properties draw:textarea-horizontal-align="justify" draw:textarea-vertical-align="middle" draw:auto-grow-height="false" fo:min-height="0.766cm" fo:min-width="8.19cm"/>
    </style:style>
    <style:style style:name="gr22" style:family="graphic" style:parent-style-name="standard">
      <style:graphic-properties svg:stroke-color="#999999" draw:fill="none" draw:fill-color="#729fcf" draw:textarea-horizontal-align="justify" draw:textarea-vertical-align="middle" draw:auto-grow-height="false" fo:min-height="2.46cm" fo:min-width="2.294cm"/>
    </style:style>
    <style:style style:name="gr23" style:family="graphic" style:parent-style-name="standard">
      <style:graphic-properties svg:stroke-color="#808080" draw:fill-color="#cccccc" draw:textarea-horizontal-align="justify" draw:textarea-vertical-align="middle" draw:auto-grow-height="false" fo:min-height="1.02cm" fo:min-width="0.516cm"/>
    </style:style>
    <style:style style:name="gr24" style:family="graphic" style:parent-style-name="standard">
      <style:graphic-properties svg:stroke-color="#808080" draw:fill-color="#cccccc" draw:textarea-horizontal-align="justify" draw:textarea-vertical-align="middle" draw:auto-grow-height="false" fo:min-height="1.02cm" fo:min-width="0.516cm"/>
    </style:style>
    <style:style style:name="gr25" style:family="graphic" style:parent-style-name="standard">
      <style:graphic-properties svg:stroke-color="#808080" draw:fill-color="#cccccc" draw:textarea-horizontal-align="justify" draw:textarea-vertical-align="middle" draw:auto-grow-height="false" fo:min-height="1.782cm" fo:min-width="0.516cm"/>
    </style:style>
    <style:style style:name="gr26" style:family="graphic" style:parent-style-name="standard">
      <style:graphic-properties svg:stroke-color="#808080" draw:fill-color="#cccccc" draw:textarea-horizontal-align="justify" draw:textarea-vertical-align="middle" draw:auto-grow-height="false" fo:min-height="2.29cm" fo:min-width="0.516cm"/>
    </style:style>
    <style:style style:name="gr27" style:family="graphic" style:parent-style-name="standard">
      <style:graphic-properties svg:stroke-color="#808080" draw:fill-color="#cccccc" draw:textarea-horizontal-align="justify" draw:textarea-vertical-align="middle" draw:auto-grow-height="false" fo:min-height="2.544cm" fo:min-width="0.516cm"/>
    </style:style>
    <style:style style:name="gr28" style:family="graphic" style:parent-style-name="standard">
      <style:graphic-properties svg:stroke-color="#808080" draw:fill-color="#cccccc" draw:textarea-horizontal-align="justify" draw:textarea-vertical-align="middle" draw:auto-grow-height="false" fo:min-height="3.052cm" fo:min-width="0.516cm"/>
    </style:style>
    <style:style style:name="gr29" style:family="graphic" style:parent-style-name="standard">
      <style:graphic-properties svg:stroke-color="#808080" draw:fill="none" draw:fill-color="#cccccc" draw:textarea-horizontal-align="justify" draw:textarea-vertical-align="middle" draw:auto-grow-height="false" fo:min-height="3.814cm" fo:min-width="7.882cm"/>
    </style:style>
    <style:style style:name="gr30" style:family="graphic" style:parent-style-name="standard">
      <style:graphic-properties svg:stroke-color="#808080" draw:fill-color="#cccccc" draw:textarea-horizontal-align="justify" draw:textarea-vertical-align="middle" draw:auto-grow-height="false" fo:min-height="0.766cm" fo:min-width="8.136cm"/>
    </style:style>
    <style:style style:name="gr31" style:family="graphic" style:parent-style-name="standard">
      <style:graphic-properties svg:stroke-color="#3465a4" draw:fill="solid" draw:fill-color="#729fcf" draw:textarea-horizontal-align="justify" draw:textarea-vertical-align="middle" draw:auto-grow-height="false" fo:min-height="1.02cm" fo:min-width="0.516cm"/>
    </style:style>
    <style:style style:name="gr32" style:family="graphic" style:parent-style-name="standard">
      <style:graphic-properties svg:stroke-color="#3465a4" draw:fill="solid" draw:fill-color="#729fcf" draw:textarea-horizontal-align="justify" draw:textarea-vertical-align="middle" draw:auto-grow-height="false" fo:min-height="1.02cm" fo:min-width="0.516cm"/>
    </style:style>
    <style:style style:name="gr33" style:family="graphic" style:parent-style-name="standard">
      <style:graphic-properties svg:stroke-color="#3465a4" draw:fill="solid" draw:fill-color="#729fcf" draw:textarea-horizontal-align="justify" draw:textarea-vertical-align="middle" draw:auto-grow-height="false" fo:min-height="1.782cm" fo:min-width="0.516cm"/>
    </style:style>
    <style:style style:name="gr34" style:family="graphic" style:parent-style-name="standard">
      <style:graphic-properties svg:stroke-color="#3465a4" draw:fill="solid" draw:fill-color="#729fcf" draw:textarea-horizontal-align="justify" draw:textarea-vertical-align="middle" draw:auto-grow-height="false" fo:min-height="2.29cm" fo:min-width="0.516cm"/>
    </style:style>
    <style:style style:name="gr35" style:family="graphic" style:parent-style-name="standard">
      <style:graphic-properties svg:stroke-color="#3465a4" draw:fill="solid" draw:fill-color="#729fcf" draw:textarea-horizontal-align="justify" draw:textarea-vertical-align="middle" draw:auto-grow-height="false" fo:min-height="2.544cm" fo:min-width="0.516cm"/>
    </style:style>
    <style:style style:name="gr36" style:family="graphic" style:parent-style-name="standard">
      <style:graphic-properties svg:stroke-color="#3465a4" draw:fill="solid" draw:fill-color="#729fcf" draw:textarea-horizontal-align="justify" draw:textarea-vertical-align="middle" draw:auto-grow-height="false" fo:min-height="3.052cm" fo:min-width="0.516cm"/>
    </style:style>
    <style:style style:name="gr37" style:family="graphic" style:parent-style-name="standard">
      <style:graphic-properties svg:stroke-color="#3465a4" draw:fill="none" draw:fill-color="#729fcf" draw:textarea-horizontal-align="justify" draw:textarea-vertical-align="middle" draw:auto-grow-height="false" fo:min-height="3.814cm" fo:min-width="7.882cm"/>
    </style:style>
    <style:style style:name="gr38" style:family="graphic" style:parent-style-name="objectwithoutfill">
      <style:graphic-properties svg:stroke-color="#000000" draw:marker-end="Arrow" draw:marker-end-width="0.3cm" draw:fill="solid" draw:fill-color="#729fcf" draw:textarea-vertical-align="middle"/>
    </style:style>
    <style:style style:name="gr39" style:family="graphic" style:parent-style-name="standard">
      <style:graphic-properties svg:stroke-color="#999999" draw:fill-color="#cccccc" draw:textarea-horizontal-align="justify" draw:textarea-vertical-align="middle" draw:auto-grow-height="false" fo:min-height="1.02cm" fo:min-width="0.516cm"/>
    </style:style>
    <style:style style:name="gr40" style:family="graphic" style:parent-style-name="standard">
      <style:graphic-properties svg:stroke-color="#999999" draw:fill-color="#cccccc" draw:textarea-horizontal-align="justify" draw:textarea-vertical-align="middle" draw:auto-grow-height="false" fo:min-height="1.782cm" fo:min-width="0.516cm"/>
    </style:style>
    <style:style style:name="gr41" style:family="graphic" style:parent-style-name="standard">
      <style:graphic-properties svg:stroke-color="#999999" draw:fill-color="#cccccc" draw:textarea-horizontal-align="justify" draw:textarea-vertical-align="middle" draw:auto-grow-height="false" fo:min-height="2.29cm" fo:min-width="0.516cm"/>
    </style:style>
    <style:style style:name="gr42" style:family="graphic" style:parent-style-name="standard">
      <style:graphic-properties svg:stroke-color="#999999" draw:fill-color="#cccccc" draw:textarea-horizontal-align="justify" draw:textarea-vertical-align="middle" draw:auto-grow-height="false" fo:min-height="2.544cm" fo:min-width="0.516cm"/>
    </style:style>
    <style:style style:name="gr43" style:family="graphic" style:parent-style-name="standard">
      <style:graphic-properties svg:stroke-color="#999999" draw:fill-color="#cccccc" draw:textarea-horizontal-align="justify" draw:textarea-vertical-align="middle" draw:auto-grow-height="false" fo:min-height="3.052cm" fo:min-width="0.516cm"/>
    </style:style>
    <style:style style:name="gr44" style:family="graphic" style:parent-style-name="standard">
      <style:graphic-properties svg:stroke-color="#999999" draw:fill="none" draw:textarea-horizontal-align="justify" draw:textarea-vertical-align="middle" draw:auto-grow-height="false" fo:min-height="3.814cm" fo:min-width="7.882cm"/>
    </style:style>
    <style:style style:name="gr45" style:family="graphic" style:parent-style-name="standard">
      <style:graphic-properties svg:stroke-color="#3465a4" draw:fill-color="#729fcf" draw:textarea-horizontal-align="justify" draw:textarea-vertical-align="middle" draw:auto-grow-height="false" fo:min-height="0.766cm" fo:min-width="8.136cm"/>
    </style:style>
    <style:style style:name="gr46" style:family="graphic" style:parent-style-name="standard">
      <style:graphic-properties svg:stroke-color="#999999" draw:fill-color="#cccccc" draw:textarea-horizontal-align="justify" draw:textarea-vertical-align="middle" draw:auto-grow-height="false" fo:min-height="0.766cm" fo:min-width="8.19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tyle="italic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  <style:text-properties fo:font-style="italic"/>
    </style:style>
    <style:style style:name="P9" style:family="paragraph">
      <style:paragraph-properties fo:text-align="center"/>
      <style:text-properties fo:font-size="18pt" fo:font-style="italic"/>
    </style:style>
    <style:style style:name="P10" style:family="paragraph">
      <loext:graphic-properties draw:fill="none"/>
      <style:paragraph-properties fo:text-align="center"/>
      <style:text-properties fo:font-size="18pt" fo:font-style="italic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="none" draw:fill-color="#729fcf"/>
      <style:paragraph-properties fo:text-align="center"/>
      <style:text-properties fo:font-style="italic"/>
    </style:style>
    <style:style style:name="P13" style:family="paragraph">
      <loext:graphic-properties draw:fill="none" draw:fill-color="#cccccc"/>
      <style:paragraph-properties fo:text-align="center"/>
    </style:style>
    <style:style style:name="P14" style:family="paragraph">
      <loext:graphic-properties draw:fill="none" draw:fill-color="#ffffff"/>
      <style:text-properties fo:font-size="24pt" style:font-size-asian="18pt" style:font-size-complex="18pt"/>
    </style:style>
    <style:style style:name="P15" style:family="paragraph">
      <loext:graphic-properties draw:fill-color="#cccccc"/>
      <style:paragraph-properties fo:text-align="center"/>
    </style:style>
    <style:style style:name="P16" style:family="paragraph">
      <loext:graphic-properties draw:fill-color="#cccccc"/>
      <style:paragraph-properties fo:text-align="center"/>
      <style:text-properties fo:font-style="italic"/>
    </style:style>
    <style:style style:name="P17" style:family="paragraph">
      <loext:graphic-properties draw:fill="none" draw:fill-color="#cccccc"/>
      <style:paragraph-properties fo:text-align="center"/>
      <style:text-properties fo:font-style="italic"/>
    </style:style>
    <style:style style:name="P18" style:family="paragraph">
      <loext:graphic-properties draw:fill="solid" draw:fill-color="#729fcf"/>
      <style:paragraph-properties fo:text-align="center"/>
      <style:text-properties fo:font-style="italic"/>
    </style:style>
    <style:style style:name="P19" style:family="paragraph">
      <loext:graphic-properties draw:fill="solid" draw:fill-color="#729fcf"/>
      <style:paragraph-properties fo:text-align="center"/>
    </style:style>
    <style:style style:name="P20" style:family="paragraph">
      <loext:graphic-properties draw:fill-color="#729fcf"/>
      <style:paragraph-properties fo:text-align="center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26pt"/>
    </style:style>
    <style:style style:name="T3" style:family="text">
      <style:text-properties fo:font-size="24pt"/>
    </style:style>
    <style:style style:name="T4" style:family="text">
      <style:text-properties fo:font-size="26pt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ize="26pt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ize="28pt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6pt" style:font-size-asian="18pt" style:font-size-complex="18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8pt" fo:font-style="italic"/>
    </style:style>
    <style:style style:name="T12" style:family="text">
      <style:text-properties fo:font-size="18pt" fo:font-weight="bold" style:font-weight-asian="bold" style:font-weight-complex="bold"/>
    </style:style>
    <style:style style:name="T13" style:family="text">
      <style:text-properties fo:font-size="18pt" fo:font-style="normal" style:font-style-asian="normal" style:font-style-complex="normal"/>
    </style:style>
    <style:style style:name="T14" style:family="text">
      <style:text-properties fo:font-size="18pt" fo:font-style="italic" style:font-style-asian="italic" style:font-style-complex="italic"/>
    </style:style>
    <style:style style:name="T15" style:family="text">
      <style:text-properties fo:font-size="18pt"/>
    </style:style>
    <style:style style:name="T16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Generative Adversarial Networks</text:p>
            <text:p/>
            <text:p>DL 2.0. Workshop</text:p>
            <text:p>Gaurav Mane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What is a Generative Model?</text:p>
          </draw:text-box>
        </draw:frame>
        <draw:frame presentation:style-name="pr4" draw:layer="layout" svg:width="12.297cm" svg:height="15.406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">Generative</text:span></text:p>
              </text:list-header>
              <text:list-item>
                <text:p><text:span text:style-name="T2">Produces samples from a distribution.</text:span></text:p>
              </text:list-item>
              <text:list-item>
                <text:p><text:span text:style-name="T2">Input: </text:span></text:p>
                <text:list>
                  <text:list-item>
                    <text:p><text:span text:style-name="T3">source of randomness,</text:span></text:p>
                  </text:list-item>
                  <text:list-item>
                    <text:p><text:span text:style-name="T3">class label,</text:span></text:p>
                  </text:list-item>
                  <text:list-item>
                    <text:p><text:span text:style-name="T3">latent variable, etc.</text:span></text:p>
                  </text:list-item>
                </text:list>
              </text:list-item>
              <text:list-item>
                <text:p><text:span text:style-name="T2">Output: a sample from the target distribution.</text:span></text:p>
              </text:list-item>
            </text:list>
          </draw:text-box>
        </draw:frame>
        <draw:frame presentation:style-name="pr4" draw:layer="layout" svg:width="12.297cm" svg:height="15.152cm" svg:x="14.313cm" svg:y="4.914cm" presentation:class="outline" presentation:user-transformed="true">
          <draw:text-box>
            <text:list text:style-name="L2">
              <text:list-header>
                <text:p text:style-name="P2"><text:span text:style-name="T1">Discriminative</text:span></text:p>
              </text:list-header>
              <text:list-item>
                <text:p><text:span text:style-name="T2">Given a sample, determines if it comes from a distribution</text:span></text:p>
              </text:list-item>
              <text:list-item>
                <text:p><text:span text:style-name="T2">Input: a sample</text:span></text:p>
              </text:list-item>
              <text:list-item>
                <text:p><text:span text:style-name="T2">Output:</text:span></text:p>
                <text:list>
                  <text:list-item>
                    <text:p><text:span text:style-name="T3">True/False,</text:span></text:p>
                  </text:list-item>
                  <text:list-item>
                    <text:p><text:span text:style-name="T3">a class label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Training a Generative Model</text:p>
          </draw:text-box>
        </draw:frame>
        <draw:frame presentation:style-name="pr4" draw:layer="layout" svg:width="12.297cm" svg:height="15.406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">Generative</text:span></text:p>
              </text:list-header>
              <text:list-item>
                <text:p text:style-name="P4"><text:span text:style-name="T4">Data</text:span></text:p>
                <text:list>
                  <text:list-item>
                    <text:p text:style-name="P4"><text:span text:style-name="T4">(Image, Label)</text:span></text:p>
                  </text:list-item>
                  <text:list-item>
                    <text:p text:style-name="P4"><text:span text:style-name="T4">(Image, Label)</text:span></text:p>
                  </text:list-item>
                  <text:list-item>
                    <text:p text:style-name="P4"><text:span text:style-name="T4">...</text:span></text:p>
                  </text:list-item>
                </text:list>
              </text:list-item>
              <text:list-item>
                <text:p text:style-name="P4"><text:span text:style-name="T4">Label -&gt; Image</text:span></text:p>
                <text:list>
                  <text:list-item>
                    <text:p text:style-name="P4"><text:span text:style-name="T5">Not a function!</text:span></text:p>
                  </text:list-item>
                  <text:list-item>
                    <text:p text:style-name="P4"><text:span text:style-name="T4">It is a </text:span><text:span text:style-name="T5">distribution</text:span><text:span text:style-name="T4">.</text:span></text:p>
                  </text:list-item>
                  <text:list-item>
                    <text:p text:style-name="P4"><text:span text:style-name="T4">One-to-many relationship.</text:span>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5.152cm" svg:x="14.313cm" svg:y="4.914cm" presentation:class="outline" presentation:user-transformed="true">
          <draw:text-box>
            <text:list text:style-name="L2">
              <text:list-header>
                <text:p text:style-name="P2"><text:span text:style-name="T1">Discriminative</text:span></text:p>
              </text:list-header>
              <text:list-item>
                <text:p text:style-name="P4"><text:span text:style-name="T6">Data</text:span></text:p>
                <text:list>
                  <text:list-item>
                    <text:p text:style-name="P4"><text:span text:style-name="T6">(Image, Label)</text:span></text:p>
                  </text:list-item>
                  <text:list-item>
                    <text:p text:style-name="P4"><text:span text:style-name="T6">(Image, Label)</text:span></text:p>
                  </text:list-item>
                  <text:list-item>
                    <text:p text:style-name="P4"><text:span text:style-name="T6">...</text:span></text:p>
                  </text:list-item>
                </text:list>
              </text:list-item>
              <text:list-item>
                <text:p text:style-name="P4"><text:span text:style-name="T6">Image -&gt; Label</text:span></text:p>
                <text:list>
                  <text:list-item>
                    <text:p text:style-name="P4"><text:span text:style-name="T6">Non-bijective function.</text:span></text:p>
                  </text:list-item>
                  <text:list-item>
                    <text:p text:style-name="P4"><text:span text:style-name="T6">SGD to learn func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draw:frame presentation:style-name="pr3" draw:layer="layout" svg:width="25.199cm" svg:height="3.506cm" svg:x="1.4cm" svg:y="0.837cm" presentation:class="title" presentation:user-transformed="true">
          <draw:text-box>
            <text:p>Make the Generator a Function</text:p>
          </draw:text-box>
        </draw:frame>
        <draw:custom-shape draw:style-name="gr2" draw:text-style-name="P5" draw:layer="layout" svg:width="1.016cm" svg:height="1.27cm" svg:x="4.064cm" svg:y="8.036cm">
          <text:p text:style-name="P2"><text:span text:style-name="T7">z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4.572cm" svg:y1="9.306cm" svg:x2="4.572cm" svg:y2="14.894cm">
          <text:p/>
        </draw:line>
        <draw:frame draw:style-name="gr4" draw:text-style-name="P7" draw:layer="layout" svg:width="4.826cm" svg:height="4.892cm" svg:x="4.472cm" svg:y="13.484cm">
          <draw:text-box>
            <text:p><text:span text:style-name="T8">Source of Randomness</text:span></text:p>
            <text:p><text:span text:style-name="T9">Needed to produce different samples from the distribution</text:span>.</text:p>
          </draw:text-box>
        </draw:frame>
        <draw:custom-shape draw:style-name="gr5" draw:text-style-name="P5" draw:layer="layout" svg:width="1.016cm" svg:height="1.27cm" svg:x="7.112cm" svg:y="8.0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016cm" svg:height="2.032cm" svg:x="8.382cm" svg:y="7.63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016cm" svg:height="2.54cm" svg:x="9.652cm" svg:y="7.3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016cm" svg:height="2.794cm" svg:x="10.922cm" svg:y="7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016cm" svg:height="3.302cm" svg:x="12.192cm" svg:y="7.0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016cm" svg:height="3.302cm" svg:x="13.462cm" svg:y="7.0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8.382cm" svg:height="4.064cm" svg:x="6.604cm" svg:y="6.62cm">
          <text:p text:style-name="P2"><text:span text:style-name="T7">Generator</text:span></text:p>
          <text:p text:style-name="P2"><text:span text:style-name="T7">Network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5.08cm" svg:y1="8.644cm" svg:x2="6.604cm" svg:y2="8.644cm">
          <text:p/>
        </draw:line>
        <draw:line draw:style-name="gr3" draw:text-style-name="P6" draw:layer="layout" svg:x1="9.968cm" svg:y1="10.684cm" svg:x2="9.968cm" svg:y2="14.894cm">
          <text:p/>
        </draw:line>
        <draw:frame draw:style-name="gr12" draw:text-style-name="P7" draw:layer="layout" svg:width="6.388cm" svg:height="7.361cm" svg:x="9.868cm" svg:y="13.458cm">
          <draw:text-box>
            <text:p><text:span text:style-name="T8">Generator Network</text:span></text:p>
            <text:p>Function from random vector <text:span text:style-name="T10">z</text:span> to an image x. We are learning weights so that <text:span text:style-name="T10">x</text:span> appears to be from target distribution <text:span text:style-name="T10">Y</text:span>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0">
        <draw:frame presentation:style-name="pr3" draw:layer="layout" svg:width="25.199cm" svg:height="3.506cm" svg:x="1.4cm" svg:y="0.837cm" presentation:class="title" presentation:user-transformed="true">
          <draw:text-box>
            <text:p>Score the output</text:p>
          </draw:text-box>
        </draw:frame>
        <draw:custom-shape draw:style-name="gr2" draw:text-style-name="P5" draw:layer="layout" svg:width="1.016cm" svg:height="1.27cm" svg:x="4.064cm" svg:y="8.036cm">
          <text:p text:style-name="P2"><text:span text:style-name="T7">z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4.572cm" svg:y1="9.306cm" svg:x2="4.572cm" svg:y2="14.894cm">
          <text:p/>
        </draw:line>
        <draw:frame draw:style-name="gr4" draw:text-style-name="P7" draw:layer="layout" svg:width="4.826cm" svg:height="4.892cm" svg:x="4.472cm" svg:y="13.484cm">
          <draw:text-box>
            <text:p><text:span text:style-name="T8">Source of Randomness</text:span></text:p>
            <text:p><text:span text:style-name="T9">Needed to produce different samples from the distribution</text:span>.</text:p>
          </draw:text-box>
        </draw:frame>
        <draw:custom-shape draw:style-name="gr5" draw:text-style-name="P5" draw:layer="layout" svg:width="1.016cm" svg:height="1.27cm" svg:x="7.112cm" svg:y="8.0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016cm" svg:height="2.032cm" svg:x="8.382cm" svg:y="7.63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016cm" svg:height="2.54cm" svg:x="9.652cm" svg:y="7.3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016cm" svg:height="2.794cm" svg:x="10.922cm" svg:y="7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016cm" svg:height="3.302cm" svg:x="12.192cm" svg:y="7.0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016cm" svg:height="3.302cm" svg:x="13.462cm" svg:y="7.0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8.382cm" svg:height="4.064cm" svg:x="6.604cm" svg:y="6.62cm">
          <text:p text:style-name="P2"><text:span text:style-name="T7">Generator</text:span></text:p>
          <text:p text:style-name="P2"><text:span text:style-name="T7">Network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5.08cm" svg:y1="8.644cm" svg:x2="6.604cm" svg:y2="8.644cm">
          <text:p/>
        </draw:line>
        <draw:line draw:style-name="gr3" draw:text-style-name="P6" draw:layer="layout" svg:x1="9.968cm" svg:y1="10.684cm" svg:x2="9.968cm" svg:y2="14.224cm">
          <text:p/>
        </draw:line>
        <draw:frame draw:style-name="gr13" draw:text-style-name="P7" draw:layer="layout" svg:width="6.388cm" svg:height="6.65cm" svg:x="9.868cm" svg:y="13.458cm">
          <draw:text-box>
            <text:p><text:span text:style-name="T8">Generator Network</text:span></text:p>
            <text:p>Function from random vector <text:span text:style-name="T10">z</text:span> to an image x. We are learning weights so that <text:span text:style-name="T10">x</text:span> appears to be from target distribution <text:span text:style-name="T10">Y</text:span>.</text:p>
          </draw:text-box>
        </draw:frame>
        <draw:custom-shape draw:style-name="gr10" draw:text-style-name="P8" draw:layer="layout" svg:width="8.382cm" svg:height="4.064cm" svg:x="16.002cm" svg:y="6.62cm">
          <text:p text:style-name="P2"><text:span text:style-name="T7">Score the output.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16.568cm" svg:y1="10.684cm" svg:x2="16.568cm" svg:y2="14.224cm">
          <text:p/>
        </draw:line>
        <draw:frame draw:style-name="gr14" draw:text-style-name="P7" draw:layer="layout" svg:width="9.948cm" svg:height="5.228cm" svg:x="16.468cm" svg:y="13.458cm">
          <draw:text-box>
            <text:p><text:span text:style-name="T8">Score the Output</text:span></text:p>
            <text:p>Given a sample <text:span text:style-name="T10">x</text:span> from <text:span text:style-name="T10">X</text:span>, we need a differentiable function that can determine how likely x is to be from target distribution <text:span text:style-name="T10">Y</text:span>.</text:p>
            <text:p><text:span text:style-name="T10">How can we construct such a function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draw:frame presentation:style-name="pr3" draw:layer="layout" svg:width="25.199cm" svg:height="3.506cm" svg:x="1.4cm" svg:y="0.837cm" presentation:class="title" presentation:user-transformed="true">
          <draw:text-box>
            <text:p>The Discriminator Network</text:p>
          </draw:text-box>
        </draw:frame>
        <draw:custom-shape draw:style-name="gr2" draw:text-style-name="P9" draw:layer="layout" svg:width="1.016cm" svg:height="1.27cm" svg:x="4.064cm" svg:y="8.036cm">
          <text:p text:style-name="P2"><text:span text:style-name="T11">z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016cm" svg:height="1.27cm" svg:x="7.112cm" svg:y="8.0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016cm" svg:height="2.032cm" svg:x="8.382cm" svg:y="7.63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016cm" svg:height="2.54cm" svg:x="9.652cm" svg:y="7.3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016cm" svg:height="2.794cm" svg:x="10.922cm" svg:y="7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016cm" svg:height="3.302cm" svg:x="12.192cm" svg:y="7.0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016cm" svg:height="3.302cm" svg:x="13.462cm" svg:y="7.0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382cm" svg:height="4.064cm" svg:x="6.604cm" svg:y="6.62cm">
          <text:p text:style-name="P2"><text:span text:style-name="T11">Generator</text:span></text:p>
          <text:p text:style-name="P2"><text:span text:style-name="T11">Network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5.08cm" svg:y1="8.644cm" svg:x2="6.604cm" svg:y2="8.644cm">
          <text:p/>
        </draw:line>
        <draw:line draw:style-name="gr3" draw:text-style-name="P6" draw:layer="layout" svg:x1="16.568cm" svg:y1="12.984cm" svg:x2="16.568cm" svg:y2="15.24cm">
          <text:p/>
        </draw:line>
        <draw:frame draw:style-name="gr14" draw:text-style-name="P11" draw:layer="layout" svg:width="9.948cm" svg:height="5.228cm" svg:x="16.468cm" svg:y="14.484cm">
          <draw:text-box>
            <text:p><text:span text:style-name="T12">Discriminator Network</text:span></text:p>
            <text:p><text:span text:style-name="T13">Returns 1 if the input image is from </text:span><text:span text:style-name="T14">X</text:span><text:span text:style-name="T13"> (generator output distribution), and 0 if it is from </text:span><text:span text:style-name="T14">Y</text:span><text:span text:style-name="T13"> (real image distribution).</text:span></text:p>
          </draw:text-box>
        </draw:frame>
        <draw:custom-shape draw:style-name="gr5" draw:text-style-name="P5" draw:layer="layout" svg:width="1.016cm" svg:height="1.27cm" svg:x="22.86cm" svg:y="10.32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5" draw:layer="layout" svg:width="1.016cm" svg:height="2.032cm" svg:x="21.59cm" svg:y="9.94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5" draw:layer="layout" svg:width="1.016cm" svg:height="2.54cm" svg:x="20.32cm" svg:y="9.69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5" draw:layer="layout" svg:width="1.016cm" svg:height="2.794cm" svg:x="19.05cm" svg:y="9.5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5" draw:layer="layout" svg:width="1.016cm" svg:height="3.302cm" svg:x="17.78cm" svg:y="9.3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5" draw:layer="layout" svg:width="1.016cm" svg:height="3.302cm" svg:x="16.51cm" svg:y="9.3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0" draw:layer="layout" svg:width="8.382cm" svg:height="4.064cm" svg:x="16.002cm" svg:y="8.92cm">
          <text:p text:style-name="P2"><text:span text:style-name="T11">Discriminator</text:span></text:p>
          <text:p text:style-name="P2"><text:span text:style-name="T11">Network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4.986cm" svg:y1="9.906cm" svg:x2="16.002cm" svg:y2="9.906cm">
          <text:p/>
        </draw:line>
        <draw:line draw:style-name="gr11" draw:text-style-name="P6" draw:layer="layout" svg:x1="14.978cm" svg:y1="12.192cm" svg:x2="16.002cm" svg:y2="12.192cm">
          <text:p/>
        </draw:line>
        <draw:custom-shape draw:style-name="gr15" draw:text-style-name="P2" draw:layer="layout" svg:width="1.778cm" svg:height="1.778cm" svg:x="12.338cm" svg:y="11.14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778cm" svg:height="1.778cm" svg:x="12.592cm" svg:y="11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778cm" svg:height="1.778cm" svg:x="12.846cm" svg:y="11.65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778cm" svg:height="1.778cm" svg:x="13.1cm" svg:y="11.908cm">
          <text:p/>
          <draw:enhanced-geometry svg:viewBox="0 0 21600 21600" draw:type="rectangle" draw:enhanced-path="M 0 0 L 21600 0 21600 21600 0 21600 0 0 Z N"/>
        </draw:custom-shape>
        <draw:line draw:style-name="gr3" draw:text-style-name="P6" draw:layer="layout" svg:x1="12.192cm" svg:y1="13.786cm" svg:x2="12.192cm" svg:y2="15.248cm">
          <text:p/>
        </draw:line>
        <draw:frame draw:style-name="gr14" draw:text-style-name="P11" draw:layer="layout" svg:width="4.614cm" svg:height="5.228cm" svg:x="12.05cm" svg:y="14.484cm">
          <draw:text-box>
            <text:p><text:span text:style-name="T12">Real Images</text:span></text:p>
            <text:p><text:span text:style-name="T15">Samples from distribution Y</text:span></text:p>
          </draw:text-box>
        </draw:frame>
        <draw:custom-shape draw:style-name="gr16" draw:text-style-name="P12" draw:layer="layout" svg:width="2.794cm" svg:height="2.71cm" svg:x="12.192cm" svg:y="11.076cm">
          <text:p text:style-name="P2"><text:span text:style-name="T7">Real</text:span></text:p>
          <text:p text:style-name="P2"><text:span text:style-name="T7">Images</text:span></text:p>
          <draw:enhanced-geometry svg:viewBox="0 0 21600 21600" draw:type="rectangle" draw:enhanced-path="M 0 0 L 21600 0 21600 21600 0 21600 0 0 Z N"/>
        </draw:custom-shape>
        <draw:line draw:style-name="gr17" draw:text-style-name="P13" draw:layer="layout" svg:x1="24.384cm" svg:y1="11.023cm" svg:x2="25.4cm" svg:y2="11.023cm">
          <text:p/>
        </draw:line>
        <draw:frame draw:style-name="gr18" draw:text-style-name="P14" draw:layer="layout" svg:width="0.762cm" svg:height="1.195cm" svg:x="25.4cm" svg:y="10.369cm">
          <draw:text-box>
            <text:p><text:span text:style-name="T16">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0">
        <draw:frame presentation:style-name="pr3" draw:layer="layout" svg:width="25.199cm" svg:height="3.506cm" svg:x="1.4cm" svg:y="0.837cm" presentation:class="title" presentation:user-transformed="true">
          <draw:text-box>
            <text:p>Training the Network (1/3)</text:p>
          </draw:text-box>
        </draw:frame>
        <draw:custom-shape draw:style-name="gr5" draw:text-style-name="P5" draw:layer="layout" svg:width="1.016cm" svg:height="1.27cm" svg:x="22.86cm" svg:y="10.32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5" draw:layer="layout" svg:width="1.016cm" svg:height="2.032cm" svg:x="21.59cm" svg:y="9.94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5" draw:layer="layout" svg:width="1.016cm" svg:height="2.54cm" svg:x="20.32cm" svg:y="9.69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5" draw:layer="layout" svg:width="1.016cm" svg:height="2.794cm" svg:x="19.05cm" svg:y="9.5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5" draw:layer="layout" svg:width="1.016cm" svg:height="3.302cm" svg:x="17.78cm" svg:y="9.3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5" draw:layer="layout" svg:width="1.016cm" svg:height="3.302cm" svg:x="16.51cm" svg:y="9.3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8" draw:layer="layout" svg:width="8.382cm" svg:height="4.064cm" svg:x="16.002cm" svg:y="8.92cm">
          <text:p text:style-name="P2"><text:span text:style-name="T7">Discriminator</text:span></text:p>
          <text:p text:style-name="P2"><text:span text:style-name="T7">Network</text:span></text:p>
          <draw:enhanced-geometry svg:viewBox="0 0 21600 21600" draw:type="rectangle" draw:enhanced-path="M 0 0 L 21600 0 21600 21600 0 21600 0 0 Z N"/>
        </draw:custom-shape>
        <draw:line draw:style-name="gr19" draw:text-style-name="P6" draw:layer="layout" svg:x1="14.978cm" svg:y1="12.192cm" svg:x2="16.002cm" svg:y2="12.192cm">
          <text:p/>
        </draw:line>
        <draw:custom-shape draw:style-name="gr20" draw:text-style-name="P15" draw:layer="layout" svg:width="1.778cm" svg:height="1.778cm" svg:x="12.338cm" svg:y="11.14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1.778cm" svg:height="1.778cm" svg:x="12.592cm" svg:y="11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1.778cm" svg:height="1.778cm" svg:x="12.846cm" svg:y="11.65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1.778cm" svg:height="1.778cm" svg:x="13.1cm" svg:y="11.90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8.69cm" svg:height="1.016cm" svg:x="16.048cm" svg:y="15.494cm">
          <text:p text:style-name="P2">Update Weights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794cm" svg:height="2.71cm" svg:x="12.192cm" svg:y="11.076cm">
          <text:p text:style-name="P2"><text:span text:style-name="T7">Real</text:span></text:p>
          <text:p text:style-name="P2"><text:span text:style-name="T7">Images</text:span></text:p>
          <draw:enhanced-geometry svg:viewBox="0 0 21600 21600" draw:type="rectangle" draw:enhanced-path="M 0 0 L 21600 0 21600 21600 0 21600 0 0 Z N"/>
        </draw:custom-shape>
        <draw:line draw:style-name="gr17" draw:text-style-name="P13" draw:layer="layout" svg:x1="24.384cm" svg:y1="11.024cm" svg:x2="25.4cm" svg:y2="11.024cm">
          <text:p/>
        </draw:line>
        <draw:frame draw:style-name="gr18" draw:text-style-name="P14" draw:layer="layout" svg:width="0.762cm" svg:height="1.195cm" svg:x="25.4cm" svg:y="10.37cm">
          <draw:text-box>
            <text:p><text:span text:style-name="T16">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0">
        <draw:frame presentation:style-name="pr3" draw:layer="layout" svg:width="25.199cm" svg:height="3.506cm" svg:x="1.4cm" svg:y="0.837cm" presentation:class="title" presentation:user-transformed="true">
          <draw:text-box>
            <text:p>Training the Network (2/3)</text:p>
          </draw:text-box>
        </draw:frame>
        <draw:custom-shape draw:style-name="gr23" draw:text-style-name="P16" draw:layer="layout" svg:width="1.016cm" svg:height="1.27cm" svg:x="4.064cm" svg:y="8.036cm">
          <text:p text:style-name="P2"><text:span text:style-name="T7">z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1.016cm" svg:height="1.27cm" svg:x="7.112cm" svg:y="8.01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1.016cm" svg:height="2.032cm" svg:x="8.382cm" svg:y="7.63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1.016cm" svg:height="2.54cm" svg:x="9.652cm" svg:y="7.38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1.016cm" svg:height="2.794cm" svg:x="10.922cm" svg:y="7.25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1.016cm" svg:height="3.302cm" svg:x="12.192cm" svg:y="7.00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1.016cm" svg:height="3.302cm" svg:x="13.462cm" svg:y="7.00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8.382cm" svg:height="4.064cm" svg:x="6.604cm" svg:y="6.62cm">
          <text:p text:style-name="P2"><text:span text:style-name="T7">Generator</text:span></text:p>
          <text:p text:style-name="P2"><text:span text:style-name="T7">Network</text:span></text:p>
          <draw:enhanced-geometry svg:viewBox="0 0 21600 21600" draw:type="rectangle" draw:enhanced-path="M 0 0 L 21600 0 21600 21600 0 21600 0 0 Z N"/>
        </draw:custom-shape>
        <draw:line draw:style-name="gr17" draw:text-style-name="P13" draw:layer="layout" svg:x1="5.08cm" svg:y1="8.644cm" svg:x2="6.604cm" svg:y2="8.644cm">
          <text:p/>
        </draw:line>
        <draw:custom-shape draw:style-name="gr5" draw:text-style-name="P5" draw:layer="layout" svg:width="1.016cm" svg:height="1.27cm" svg:x="22.86cm" svg:y="10.32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5" draw:layer="layout" svg:width="1.016cm" svg:height="2.032cm" svg:x="21.59cm" svg:y="9.94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5" draw:layer="layout" svg:width="1.016cm" svg:height="2.54cm" svg:x="20.32cm" svg:y="9.69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5" draw:layer="layout" svg:width="1.016cm" svg:height="2.794cm" svg:x="19.05cm" svg:y="9.5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5" draw:layer="layout" svg:width="1.016cm" svg:height="3.302cm" svg:x="17.78cm" svg:y="9.3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5" draw:layer="layout" svg:width="1.016cm" svg:height="3.302cm" svg:x="16.51cm" svg:y="9.3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8" draw:layer="layout" svg:width="8.382cm" svg:height="4.064cm" svg:x="16.002cm" svg:y="8.92cm">
          <text:p text:style-name="P2"><text:span text:style-name="T7">Discriminator</text:span></text:p>
          <text:p text:style-name="P2"><text:span text:style-name="T7">Network</text:span></text:p>
          <draw:enhanced-geometry svg:viewBox="0 0 21600 21600" draw:type="rectangle" draw:enhanced-path="M 0 0 L 21600 0 21600 21600 0 21600 0 0 Z N"/>
        </draw:custom-shape>
        <draw:line draw:style-name="gr17" draw:text-style-name="P13" draw:layer="layout" svg:x1="14.986cm" svg:y1="9.906cm" svg:x2="16.002cm" svg:y2="9.906cm">
          <text:p/>
        </draw:line>
        <draw:custom-shape draw:style-name="gr30" draw:text-style-name="P15" draw:layer="layout" svg:width="8.636cm" svg:height="1.016cm" svg:x="6.604cm" svg:y="15.494cm">
          <text:p text:style-name="P2">Fix Weights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8.69cm" svg:height="1.016cm" svg:x="16.048cm" svg:y="15.494cm">
          <text:p text:style-name="P2">Update Weights</text:p>
          <draw:enhanced-geometry svg:viewBox="0 0 21600 21600" draw:type="rectangle" draw:enhanced-path="M 0 0 L 21600 0 21600 21600 0 21600 0 0 Z N"/>
        </draw:custom-shape>
        <draw:line draw:style-name="gr17" draw:text-style-name="P13" draw:layer="layout" svg:x1="24.384cm" svg:y1="11.024cm" svg:x2="25.4cm" svg:y2="11.024cm">
          <text:p/>
        </draw:line>
        <draw:frame draw:style-name="gr18" draw:text-style-name="P14" draw:layer="layout" svg:width="0.762cm" svg:height="1.195cm" svg:x="25.4cm" svg:y="10.37cm">
          <draw:text-box>
            <text:p><text:span text:style-name="T16">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0">
        <draw:frame presentation:style-name="pr3" draw:layer="layout" svg:width="25.199cm" svg:height="3.506cm" svg:x="1.4cm" svg:y="0.837cm" presentation:class="title" presentation:user-transformed="true">
          <draw:text-box>
            <text:p>Training the Network (3/3)</text:p>
          </draw:text-box>
        </draw:frame>
        <draw:custom-shape draw:style-name="gr31" draw:text-style-name="P18" draw:layer="layout" svg:width="1.016cm" svg:height="1.27cm" svg:x="4.064cm" svg:y="8.036cm">
          <text:p text:style-name="P2"><text:span text:style-name="T7">z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1.016cm" svg:height="1.27cm" svg:x="7.112cm" svg:y="8.01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1.016cm" svg:height="2.032cm" svg:x="8.382cm" svg:y="7.63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1.016cm" svg:height="2.54cm" svg:x="9.652cm" svg:y="7.38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8" draw:layer="layout" svg:width="1.016cm" svg:height="2.794cm" svg:x="10.922cm" svg:y="7.25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016cm" svg:height="3.302cm" svg:x="12.192cm" svg:y="7.00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016cm" svg:height="3.302cm" svg:x="13.462cm" svg:y="7.00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8.382cm" svg:height="4.064cm" svg:x="6.604cm" svg:y="6.62cm">
          <text:p text:style-name="P2"><text:span text:style-name="T7">Generator</text:span></text:p>
          <text:p text:style-name="P2"><text:span text:style-name="T7">Network</text:span></text:p>
          <draw:enhanced-geometry svg:viewBox="0 0 21600 21600" draw:type="rectangle" draw:enhanced-path="M 0 0 L 21600 0 21600 21600 0 21600 0 0 Z N"/>
        </draw:custom-shape>
        <draw:line draw:style-name="gr38" draw:text-style-name="P19" draw:layer="layout" svg:x1="5.08cm" svg:y1="8.644cm" svg:x2="6.604cm" svg:y2="8.644cm">
          <text:p/>
        </draw:line>
        <draw:custom-shape draw:style-name="gr39" draw:text-style-name="P16" draw:layer="layout" svg:width="1.016cm" svg:height="1.27cm" svg:x="22.86cm" svg:y="10.32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0" draw:text-style-name="P16" draw:layer="layout" svg:width="1.016cm" svg:height="2.032cm" svg:x="21.59cm" svg:y="9.94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1" draw:text-style-name="P16" draw:layer="layout" svg:width="1.016cm" svg:height="2.54cm" svg:x="20.32cm" svg:y="9.69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2" draw:text-style-name="P16" draw:layer="layout" svg:width="1.016cm" svg:height="2.794cm" svg:x="19.05cm" svg:y="9.5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3" draw:text-style-name="P16" draw:layer="layout" svg:width="1.016cm" svg:height="3.302cm" svg:x="17.78cm" svg:y="9.3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3" draw:text-style-name="P16" draw:layer="layout" svg:width="1.016cm" svg:height="3.302cm" svg:x="16.51cm" svg:y="9.3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4" draw:text-style-name="P8" draw:layer="layout" svg:width="8.382cm" svg:height="4.064cm" svg:x="16.002cm" svg:y="8.92cm">
          <text:p text:style-name="P2"><text:span text:style-name="T7">Discriminator</text:span></text:p>
          <text:p text:style-name="P2"><text:span text:style-name="T7">Network</text:span></text:p>
          <draw:enhanced-geometry svg:viewBox="0 0 21600 21600" draw:type="rectangle" draw:enhanced-path="M 0 0 L 21600 0 21600 21600 0 21600 0 0 Z N"/>
        </draw:custom-shape>
        <draw:line draw:style-name="gr17" draw:text-style-name="P13" draw:layer="layout" svg:x1="14.986cm" svg:y1="9.906cm" svg:x2="16.002cm" svg:y2="9.906cm">
          <text:p/>
        </draw:line>
        <draw:custom-shape draw:style-name="gr45" draw:text-style-name="P20" draw:layer="layout" svg:width="8.636cm" svg:height="1.016cm" svg:x="6.604cm" svg:y="15.494cm">
          <text:p text:style-name="P2">Update Weights</text:p>
          <draw:enhanced-geometry svg:viewBox="0 0 21600 21600" draw:type="rectangle" draw:enhanced-path="M 0 0 L 21600 0 21600 21600 0 21600 0 0 Z N"/>
        </draw:custom-shape>
        <draw:custom-shape draw:style-name="gr46" draw:text-style-name="P15" draw:layer="layout" svg:width="8.69cm" svg:height="1.016cm" svg:x="16.048cm" svg:y="15.494cm">
          <text:p text:style-name="P2">Fix Weights</text:p>
          <draw:enhanced-geometry svg:viewBox="0 0 21600 21600" draw:type="rectangle" draw:enhanced-path="M 0 0 L 21600 0 21600 21600 0 21600 0 0 Z N"/>
        </draw:custom-shape>
        <draw:line draw:style-name="gr17" draw:text-style-name="P13" draw:layer="layout" svg:x1="24.384cm" svg:y1="11.023cm" svg:x2="25.4cm" svg:y2="11.023cm">
          <text:p/>
        </draw:line>
        <draw:frame draw:style-name="gr18" draw:text-style-name="P14" draw:layer="layout" svg:width="0.762cm" svg:height="1.195cm" svg:x="25.4cm" svg:y="10.369cm">
          <draw:text-box>
            <text:p><text:span text:style-name="T16">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3T10:17:33.041411850</meta:creation-date>
    <dc:date>2017-07-14T11:46:47.603255071</dc:date>
    <meta:editing-duration>PT1H55M27S</meta:editing-duration>
    <meta:editing-cycles>30</meta:editing-cycles>
    <meta:generator>LibreOffice/5.1.6.2$Linux_X86_64 LibreOffice_project/10m0$Build-2</meta:generator>
    <meta:document-statistic meta:object-count="168"/>
  </office:meta>
</office:document-meta>
</file>